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d464d" style:font-name="Open Sans" fo:font-size="12pt" fo:letter-spacing="normal" fo:font-style="normal" officeooo:rsid="00144557" officeooo:paragraph-rsid="00144557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10.5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21pt" fo:letter-spacing="normal" fo:font-style="normal" fo:font-weight="normal" officeooo:rsid="00144557" officeooo:paragraph-rsid="00144557" style:font-size-asian="21pt" style:font-size-complex="21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Quotations">
      <style:paragraph-properties fo:text-align="start" style:justify-single-word="false"/>
      <style:text-properties fo:font-variant="normal" fo:text-transform="none" fo:color="#3d464d" style:font-name="Open Sans" fo:font-size="12pt" fo:letter-spacing="normal" fo:font-style="normal" officeooo:rsid="00144557" officeooo:paragraph-rsid="00144557" style:font-size-asian="10.5pt" style:font-size-complex="12pt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3d464d" style:font-name="Source Serif Pro" fo:font-size="21pt" fo:letter-spacing="normal" fo:font-style="normal" fo:font-weight="normal" officeooo:rsid="00144557" officeooo:paragraph-rsid="00144557" style:font-size-asian="21pt" style:font-size-complex="21pt"/>
    </style:style>
    <style:style style:name="P1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T1" style:family="text">
      <style:text-properties fo:font-size="10.5pt" fo:font-weight="bold" officeooo:rsid="0016736b" style:font-weight-asian="normal" style:font-weight-complex="normal" loext:padding="0cm" loext:border="none"/>
    </style:style>
    <style:style style:name="T2" style:family="text">
      <style:text-properties fo:font-size="10.5pt" fo:font-weight="normal" officeooo:rsid="0016736b" style:font-weight-asian="normal" style:font-weight-complex="normal" loext:padding="0cm" loext:border="none"/>
    </style:style>
    <style:style style:name="T3" style:family="text">
      <style:text-properties fo:font-weight="bold" loext:padding="0cm" loext:border="none"/>
    </style:style>
    <style:style style:name="T4" style:family="text">
      <style:text-properties fo:font-weight="bold" officeooo:rsid="0016736b" loext:padding="0cm" loext:border="none"/>
    </style:style>
    <style:style style:name="T5" style:family="text">
      <style:text-properties fo:font-weight="bold" officeooo:rsid="0016736b" style:font-weight-asian="normal" style:font-weight-complex="normal" loext:padding="0cm" loext:border="none"/>
    </style:style>
    <style:style style:name="T6" style:family="text">
      <style:text-properties fo:font-weight="normal" officeooo:rsid="0016736b" style:font-weight-asian="normal" style:font-weight-complex="normal" loext:padding="0cm" loext:border="none"/>
    </style:style>
    <style:style style:name="T7" style:family="text">
      <style:text-properties fo:font-weight="normal" loext:padding="0cm" loext:border="none"/>
    </style:style>
    <style:style style:name="T8" style:family="text">
      <style:text-properties fo:font-size="14.25pt" fo:font-weight="bold" officeooo:rsid="0016736b" style:font-weight-asian="normal" style:font-weight-complex="normal" loext:padding="0cm" loext:border="none"/>
    </style:style>
    <style:style style:name="T9" style:family="text">
      <style:text-properties style:font-name="Source Serif Pro" fo:font-size="13.5pt" fo:font-weight="normal" officeooo:rsid="0016736b" style:font-weight-asian="normal" style:font-weight-complex="normal" loext:padding="0cm" loext:border="none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16" style:family="text">
      <style:text-properties style:font-name="Open Sans"/>
    </style:style>
    <style:style style:name="T17" style:family="text">
      <style:text-properties style:font-name="Open Sans" fo:font-size="10.5pt" fo:font-weight="bold" loext:padding="0cm" loext:border="none"/>
    </style:style>
    <style:style style:name="T18" style:family="text">
      <style:text-properties style:font-name="Open Sans" fo:font-size="14.25pt" fo:font-weight="bold" loext:padding="0cm" loext:border="none"/>
    </style:style>
    <style:style style:name="T19" style:family="text">
      <style:text-properties style:font-name="Open Sans" fo:font-weight="bold" loext:padding="0cm" loext:border="none"/>
    </style:style>
    <style:style style:name="T20" style:family="text">
      <style:text-properties officeooo:rsid="0016736b" style:font-weight-asian="normal" style:font-weight-complex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3">01 - Vídeo 1</text:span></text:h>
      <text:p text:style-name="P2"><text:span text:style-name="T3"/></text:p>
      <text:p text:style-name="P3"><text:span text:style-name="T3">- </text:span><text:span text:style-name="T6">Trocar include por requere(obriga ter a inclusão) ou requere_once(inclui uma única vez).</text:span></text:p>
      <text:p text:style-name="P3"><text:span text:style-name="T6"/></text:p>
      <text:p text:style-name="P3"><text:span text:style-name="T6"/></text:p>
      <text:h text:style-name="P9" text:outline-level="1"><text:span text:style-name="T5">02</text:span><text:span text:style-name="T6"> - </text:span><text:span text:style-name="T5">Include, require, require_once</text:span></text:h>
      <text:p text:style-name="P3"><text:span text:style-name="T6"/></text:p>
      <text:p text:style-name="P8"><text:span text:style-name="T9">Começando deste ponto? Você pode fazer o </text:span><text:a xlink:type="simple" xlink:href="https://s3.amazonaws.com/caelum-online-public/php2/stages/php-mysql-parte2-capitulo9.zip" office:target-frame-name="_blank" xlink:show="new" text:style-name="Internet_20_link" text:visited-style-name="Visited_20_Internet_20_Link"><text:span text:style-name="T9">DOWNLOAD</text:span></text:a><text:span text:style-name="T9"> do projeto completo até aqui e continuar seus estudos.</text:span></text:p>
      <text:p text:style-name="P6"><text:span text:style-name="T10">Ainda tem uma coisa bagunçada: em muitos lugares como no </text:span><text:span text:style-name="Strong_20_Emphasis"><text:span text:style-name="T11">adiciona-produto</text:span></text:span><text:span text:style-name="T10"> pedimos para incluir o </text:span><text:span text:style-name="Strong_20_Emphasis"><text:span text:style-name="T11">banco-produto</text:span></text:span><text:span text:style-name="T10"> e o </text:span><text:span text:style-name="Strong_20_Emphasis"><text:span text:style-name="T11">conecta</text:span></text:span><text:span text:style-name="T10">. Mas sempre que adicionamos o </text:span><text:span text:style-name="Strong_20_Emphasis"><text:span text:style-name="T11">banco-produto</text:span></text:span><text:span text:style-name="T10"> queremos incluir o </text:span><text:span text:style-name="Strong_20_Emphasis"><text:span text:style-name="T11">conecta</text:span></text:span><text:span text:style-name="T10">. Legal, podemos remover a linha de </text:span><text:span text:style-name="Emphasis"><text:span text:style-name="T11">include</text:span></text:span><text:span text:style-name="T10"> do arquivo </text:span><text:span text:style-name="Strong_20_Emphasis"><text:span text:style-name="T11">adiciona-produto</text:span></text:span><text:span text:style-name="T10"> e colocar no </text:span><text:span text:style-name="Strong_20_Emphasis"><text:span text:style-name="T11">banco-produto</text:span></text:span><text:span text:style-name="T10">:</text:span></text:p>
      <text:p text:style-name="P11"><text:span text:style-name="Source_20_Text"><text:span text:style-name="T13">&lt;?</text:span></text:span><text:span text:style-name="Source_20_Text"><text:span text:style-name="T12">php</text:span></text:span></text:p>
      <text:p text:style-name="P11"><text:span text:style-name="Source_20_Text"><text:span text:style-name="T12">include</text:span></text:span><text:span text:style-name="Source_20_Text"><text:span text:style-name="T13">(</text:span></text:span><text:span text:style-name="Source_20_Text"><text:span text:style-name="T14">"conecta.php"</text:span></text:span><text:span text:style-name="Source_20_Text"><text:span text:style-name="T13">);</text:span></text:span><text:span text:style-name="Source_20_Text"><text:span text:style-name="T12"> <text:s text:c="11"/></text:span></text:span></text:p>
      <text:p text:style-name="P11"><text:span text:style-name="Source_20_Text"><text:span text:style-name="T15"># resto do codigo do banco-produto aqui...</text:span></text:span></text:p>
      <text:p text:style-name="P6"><text:span text:style-name="T10">Perfeito, mas tenho que tomar um cuidado. Não quero que ninguém inclua o </text:span><text:span text:style-name="Strong_20_Emphasis"><text:span text:style-name="T11">conecta.php</text:span></text:span><text:span text:style-name="T10"> duas vezes! Se fizermos isso, ele pode executar as mesmas funções, definir as mesmas variáveis etc. Não queremos fazer isso. Ao invés de fazer o </text:span><text:span text:style-name="Strong_20_Emphasis"><text:span text:style-name="T11">include</text:span></text:span><text:span text:style-name="T10"> desejamos </text:span><text:span text:style-name="Strong_20_Emphasis"><text:span text:style-name="T11">requerer</text:span></text:span><text:span text:style-name="T10"> uma </text:span><text:span text:style-name="Strong_20_Emphasis"><text:span text:style-name="T11">única</text:span></text:span><text:span text:style-name="T10"> vez. Desejamos </text:span><text:span text:style-name="Strong_20_Emphasis"><text:span text:style-name="T11">require_once</text:span></text:span><text:span text:style-name="T10">. Perfeito.</text:span></text:p>
      <text:p text:style-name="P6"><text:span text:style-name="T10">Qual a diferença entre </text:span><text:span text:style-name="Strong_20_Emphasis"><text:span text:style-name="T11">include</text:span></text:span><text:span text:style-name="T10">, </text:span><text:span text:style-name="Strong_20_Emphasis"><text:span text:style-name="T11">require</text:span></text:span><text:span text:style-name="T10"> e </text:span><text:span text:style-name="Strong_20_Emphasis"><text:span text:style-name="T11">require_once</text:span></text:span><text:span text:style-name="T10">? O include funciona como vimos até agora, se o arquivo existe, inclue, se não existe, dá uma mensagem de erro. O </text:span><text:span text:style-name="Strong_20_Emphasis"><text:span text:style-name="T11">require</text:span></text:span><text:span text:style-name="T10"> dá um erro fatal caso não encontre o arquivo. E o </text:span><text:span text:style-name="Strong_20_Emphasis"><text:span text:style-name="T11">require_once</text:span></text:span><text:span text:style-name="T10"> faz o papel do </text:span><text:span text:style-name="Strong_20_Emphasis"><text:span text:style-name="T11">require</text:span></text:span><text:span text:style-name="T10"> e garante que o arquivo seja incluído uma única vez.</text:span></text:p>
      <text:p text:style-name="P6"><text:span text:style-name="T10">Então abrimos todos os nossos arquivos </text:span><text:span text:style-name="Strong_20_Emphasis"><text:span text:style-name="T11">banco-</text:span></text:span><text:span text:style-name="T10"> para incluir o </text:span><text:span text:style-name="Strong_20_Emphasis"><text:span text:style-name="T11">conecta.php</text:span></text:span><text:span text:style-name="T10"> via </text:span><text:span text:style-name="Strong_20_Emphasis"><text:span text:style-name="T11">require_once</text:span></text:span><text:span text:style-name="T10">.</text:span></text:p>
      <text:p text:style-name="P6"><text:soft-page-break/><text:span text:style-name="T10">Mudamos todos os outros arquivos para não incluir mais o </text:span><text:span text:style-name="Strong_20_Emphasis"><text:span text:style-name="T11">conecta.php</text:span></text:span><text:span text:style-name="T10"> e para sempre utilizar </text:span><text:span text:style-name="Strong_20_Emphasis"><text:span text:style-name="T11">require_once</text:span></text:span><text:span text:style-name="T10"> em todos os lugares que existia </text:span><text:span text:style-name="Strong_20_Emphasis"><text:span text:style-name="T11">include</text:span></text:span><text:span text:style-name="T10">. Passamos um a um e fazemos as alterações.</text:span></text:p>
      <text:p text:style-name="P3"><text:span text:style-name="T6"/></text:p>
      <text:h text:style-name="P9" text:outline-level="1"><text:span text:style-name="T5">03</text:span><text:span text:style-name="T6"> - </text:span><text:span text:style-name="T5">include</text:span></text:h>
      <text:p text:style-name="P3"><text:span text:style-name="T6"/></text:p>
      <text:p text:style-name="P4"><text:span text:style-name="T20">O que acontece quando tentamos dar um include em um arquivo que não existe?</text:span></text:p>
      <text:p text:style-name="P4"><text:span text:style-name="T20">O include gera uma mensagem de erro e continua a execução caso o arquivo não seja encontrado.</text:span></text:p>
      <text:p text:style-name="P4"><text:span text:style-name="T6"/></text:p>
      <text:h text:style-name="P10" text:outline-level="1"><text:span text:style-name="T19">04 – require_once</text:span></text:h>
      <text:p text:style-name="P5"><text:span text:style-name="T19"/></text:p>
      <text:p text:style-name="P4">Faça com que seus arquivos de acesso ao banco já incluam o <text:span text:style-name="Strong_20_Emphasis"><text:span text:style-name="T7">conecta.php</text:span></text:span> através do uso do <text:span text:style-name="Strong_20_Emphasis"><text:span text:style-name="T7">require_once</text:span></text:span>. Troque todos os seus includes por require_once e remova todos os outros lugares que tentam incluir o <text:span text:style-name="Strong_20_Emphasis"><text:span text:style-name="T7">conecta.php</text:span></text:span> uma vez que todo mundo que acessa o banco está isolado nas funções contidas nos arquivos de banco.</text:p>
      <text:p text:style-name="P7">O que acha deste padrão?</text:p>
      <text:p text:style-name="P4">Este padrão facilita a alteração de tudo que é feito com o banco. Sabemos que todas as funções que acessam um banco e determinada tabela estão inclusas em um único arquivo.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6-08T09:02:30.060266932</dc:date>
    <meta:editing-duration>PT19M3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366" meta:character-count="2218" meta:non-whitespace-character-count="1858"/>
  </office:meta>
</office:document-meta>
</file>